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ecordIterator.getRecordLog( long revi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Record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cordIterato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RecordIterator.nextRecord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FileRecordIterator.FileRecordIterator( File [ ] logFiles , long startRevision , long stopRevision , NamespaceResolver resolver , NamePathResolver np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